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nux Biolinum Keyboard O" svg:font-family="'Linux Biolinum Keyboard O'" style:font-pitch="variable"/>
    <style:font-face style:name="Caladea" svg:font-family="Calade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ladea"/>
    </style:style>
    <style:style style:name="P2" style:family="paragraph" style:parent-style-name="Standard">
      <style:text-properties style:font-name="Caladea" officeooo:rsid="000e7106" officeooo:paragraph-rsid="000e7106"/>
    </style:style>
    <style:style style:name="P3" style:family="paragraph" style:parent-style-name="Standard">
      <style:text-properties style:font-name="Caladea" officeooo:paragraph-rsid="000e7106"/>
    </style:style>
    <style:style style:name="P4" style:family="paragraph" style:parent-style-name="Standard">
      <style:text-properties style:font-name="Caladea" fo:font-weight="bold" fo:background-color="#fff200" style:font-weight-asian="bold" style:font-weight-complex="bold"/>
    </style:style>
    <style:style style:name="P5" style:family="paragraph" style:parent-style-name="Standard">
      <style:text-properties style:font-name="Caladea" fo:font-weight="bold" style:font-weight-asian="bold" style:font-weight-complex="bold"/>
    </style:style>
    <style:style style:name="P6" style:family="paragraph" style:parent-style-name="Standard">
      <style:text-properties style:font-name="Caladea" fo:background-color="#fff200"/>
    </style:style>
    <style:style style:name="P7" style:family="paragraph" style:parent-style-name="Standard">
      <style:paragraph-properties fo:text-align="center" style:justify-single-word="false"/>
      <style:text-properties style:font-name="Caladea" officeooo:rsid="001333f2" officeooo:paragraph-rsid="001333f2"/>
    </style:style>
    <style:style style:name="P8" style:family="paragraph" style:parent-style-name="Standard">
      <style:paragraph-properties fo:text-align="center" style:justify-single-word="false"/>
      <style:text-properties style:font-name="Caladea" fo:font-weight="normal" style:font-weight-asian="normal" style:font-weight-complex="normal"/>
    </style:style>
    <style:style style:name="T1" style:family="text">
      <style:text-properties officeooo:rsid="000e7106"/>
    </style:style>
    <style:style style:name="T2" style:family="text">
      <style:text-properties fo:color="#ce181e" officeooo:rsid="000f6466"/>
    </style:style>
    <style:style style:name="T3" style:family="text">
      <style:text-properties fo:color="#ce181e" officeooo:rsid="00115fda"/>
    </style:style>
    <style:style style:name="T4" style:family="text">
      <style:text-properties fo:color="#ce181e" officeooo:rsid="00115fda" fo:background-color="#fff200" loext:char-shading-value="0"/>
    </style:style>
    <style:style style:name="T5" style:family="text">
      <style:text-properties officeooo:rsid="00115fda"/>
    </style:style>
    <style:style style:name="T6" style:family="text">
      <style:text-properties officeooo:rsid="0012948a"/>
    </style:style>
    <style:style style:name="T7" style:family="text">
      <style:text-properties fo:font-weight="bold" style:font-weight-asian="bold" style:font-weight-complex="bold"/>
    </style:style>
    <style:style style:name="T8" style:family="text">
      <style:text-properties fo:font-weight="bold" officeooo:rsid="00151b03" style:font-weight-asian="bold" style:font-weight-complex="bold"/>
    </style:style>
    <style:style style:name="T9" style:family="text">
      <style:text-properties officeooo:rsid="00151b03"/>
    </style:style>
    <style:style style:name="T10" style:family="text">
      <style:text-properties fo:background-color="#fff200" loext:char-shading-value="0"/>
    </style:style>
    <style:style style:name="T11" style:family="text">
      <style:text-properties officeooo:rsid="0018dc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elcome to our Privacy Policy.</text:p>
      <text:p text:style-name="P1"/>
      <text:p text:style-name="P1">A Word In The Hand is located at:</text:p>
      <text:p text:style-name="P1"/>
      <text:p text:style-name="P2">1312 King Avenue</text:p>
      <text:p text:style-name="P2">Apt 25</text:p>
      <text:p text:style-name="P3"><text:span text:style-name="T1">Columbus, OH 43212</text:span></text:p>
      <text:p text:style-name="P3"/>
      <text:p text:style-name="P1"><text:span text:style-name="T1">Phone number: </text:span>614-537-5364</text:p>
      <text:p text:style-name="P1"/>
      <text:p text:style-name="P1">It is A Word In The Hand’s policy to respect your privacy regarding any information we may collect while operating our website. This Privacy Policy applies to https://a-word-in-the-hand.glitch.me/ (hereinafter, "us", "we", or "https://a-word-in-the-hand.glitch.me/"). We respect your privacy and are committed to protecting personally identifiable information you may provide us through the Website. We have adopted this privacy policy ("Privacy Policy") to explain what information may be collected on our Website, how we use this information, and under what circumstances we may disclose the information to third parties. This Privacy Policy applies only to information we collect through the Website and does not apply to our collection of information from other sources.</text:p>
      <text:p text:style-name="P1">This Privacy Policy, together with the Terms and <text:span text:style-name="T11">C</text:span>onditions posted on our Website, set forth the general rules and policies governing your use of our Website. Depending on your activities when visiting our Website, you may be required to agree to additional terms and conditions.</text:p>
      <text:p text:style-name="P1"/>
      <text:p text:style-name="P4">Website Visitors</text:p>
      <text:p text:style-name="P6">Like most website operators, A Word In The Hand collects non-personally-identifying information of the sort that web browsers and servers typically make available, such as the browser type, language preference, referring site, and the date and time of each visitor request. A Word In The Hand’s purpose in collecting non-personally identifying information is to better understand how A Word In The Hand’s visitors use its website. From time to time, A Word In The Hand may release non-personally-identifying information in the aggregate, e.g., by publishing a report on trends in the usage of its website.</text:p>
      <text:p text:style-name="P6">A Word In The Hand also collects potentially personally-identifying information like Internet Protocol (IP) addresses for logged in users and for users leaving comments on https://a-word-in-the-hand.glitch.me/ blog posts. A Word In The Hand only discloses logged in user and commenter IP addresses under the same circumstances that it uses and discloses personally-identifying information as described below. <text:span text:style-name="T2">Does my site do this?</text:span></text:p>
      <text:p text:style-name="P1"/>
      <text:p text:style-name="P5">Gathering of Personally-Identifying Information</text:p>
      <text:p text:style-name="P1">Certain visitors to A Word In The Hand’s website choose to interact with A Word In The Hand in ways that require A Word In The Hand to gather personally-identifying information. The amount and type of information that A Word In The Hand gathers depends on the nature of the interaction. For example, we ask visitors who sign up for a<text:span text:style-name="T5">n account</text:span> at https://a-word-in-the-hand.glitch.me/ to provide a username and email address.</text:p>
      <text:p text:style-name="P1"/>
      <text:p text:style-name="P5">Security</text:p>
      <text:p text:style-name="P1">The security of your Personal Information is important to us, but remember that no method of transmission over the Internet, or method of electronic storage is 100% secure. While we strive to use commercially acceptable means to protect your Personal Information, we cannot guarantee its absolute security.</text:p>
      <text:p text:style-name="P1"/>
      <text:p text:style-name="P1"/>
      <text:p text:style-name="P1"><text:soft-page-break/></text:p>
      <text:p text:style-name="P1"/>
      <text:p text:style-name="P1"/>
      <text:p text:style-name="P1"/>
      <text:p text:style-name="P4">Aggregated Statistics</text:p>
      <text:p text:style-name="P6">A Word In The Hand may collect statistics about the behavior of visitors to its website. A Word In The Hand may display this information publicly or provide it to others. However, A Word In The Hand does not disclose your personally-identifying information.</text:p>
      <text:p text:style-name="P6"/>
      <text:p text:style-name="P4">Cookies</text:p>
      <text:p text:style-name="P6">To enrich and perfect your online experience, A Word In The Hand uses "Cookies", similar technologies and services provided by others to display personalized content, appropriate advertising and store your preferences on your computer.</text:p>
      <text:p text:style-name="P6">A cookie is a string of information that a website stores on a visitor’s computer, and that the visitor’s browser provides to the website each time the visitor returns. A Word In The Hand uses cookies to help A Word In The Hand identify and track visitors, their usage of https://a-word-in-the-hand.glitch.me/, and their website access preferences. A Word In The Hand visitors who do not wish to have cookies placed on their computers should set their browsers to refuse cookies before using A Word In The Hand’s websites, with the drawback that certain features of A Word In The Hand’s websites may not function properly without the aid of cookies.</text:p>
      <text:p text:style-name="P1"><text:span text:style-name="T10">By continuing to navigate our website without changing your cookie settings, you hereby acknowledge and agree to A Word In The Hand's use of cookies. </text:span><text:span text:style-name="T4">Does my site do this?</text:span></text:p>
      <text:p text:style-name="P1"/>
      <text:p text:style-name="P5">Privacy Policy Changes</text:p>
      <text:p text:style-name="P1">Although most changes are likely to be minor, A Word In The Hand may change its Privacy Policy from time to time, and in A Word In The Hand’s sole discretion. A Word In The Hand encourages visitors to frequently check this page for any changes to its Privacy Policy. Your continued use of this site after any change in this Privacy Policy will constitute your acceptance of such change.</text:p>
      <text:p text:style-name="P1"/>
      <text:p text:style-name="P5">Credit &amp; Contact Information</text:p>
      <text:p text:style-name="P1">This privacy policy was created at http://termsandconditionstemplate.com/privacy-policy-generator/. If you have any questions about this Privacy Policy, please contact us via <text:span text:style-name="T6">our email address </text:span>or phone <text:span text:style-name="T6">number</text:span>.</text:p>
      <text:p text:style-name="P1"/>
      <text:p text:style-name="P1"/>
      <text:p text:style-name="P7"><text:span text:style-name="T8">~ <text:s/></text:span><text:span text:style-name="T7">Thank you!</text:span> <text: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nux Biolinum Keyboard O" svg:font-family="'Linux Biolinum Keyboard O'" style:font-pitch="variable"/>
    <style:font-face style:name="Caladea" svg:font-family="Calade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7:07:41.228788036</meta:creation-date>
    <dc:date>2020-01-09T14:19:27.803598682</dc:date>
    <meta:editing-duration>PT10M8S</meta:editing-duration>
    <meta:editing-cycles>11</meta:editing-cycles>
    <meta:generator>LibreOffice/6.1.5.2$Linux_X86_64 LibreOffice_project/10$Build-2</meta:generator>
    <meta:document-statistic meta:table-count="0" meta:image-count="0" meta:object-count="0" meta:page-count="2" meta:paragraph-count="26" meta:word-count="788" meta:character-count="5019" meta:non-whitespace-character-count="4255"/>
  </office:meta>
</office:document-meta>
</file>